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onstraints.addElementToParticleVector( Vector v , XSElementDecl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Constraints.overlapUPA( Object decl1 , Object decl2 , SubstitutionGroupHandler sg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SConstraints.gatherChildren( int parentType , XSParticleDecl p , Vector childre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Constraints.checkSimpleDerivation( XSSimpleType derived , XSSimpleType base , short block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Constraints.checkSimpleDerivationOk( XSSimpleType derived , XSTypeDefinition base , short blo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Constraints.checkNSSubset( XSWildcardDecl dWildcard , int min1 , int max1 , XSWildcardDecl bWildcard , int min2 , int max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Constraints.overlapUPA( XSElementDecl element1 , XSElementDecl element2 , SubstitutionGroupHandler sg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Constraints.checkMapAndSum( Vector dChildren , int min1 , int max1 , SubstitutionGroupHandler dSGHandler , Vector bChildren , int min2 , int max2 , SubstitutionGroupHandler bSGHandl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SConstraints.overlapUPA( XSWildcardDecl wildcard1 , XSWildcardDecl wildcard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Constraints.checkRecurseUnordered( Vector dChildren , int min1 , int max1 , SubstitutionGroupHandler dSGHandler , Vector bChildren , int min2 , int max2 , SubstitutionGroupHandler bSGHandl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SConstraints.fullSchemaChecking( XSGrammarBucket grammarBucket , SubstitutionGroupHandler SGHandler , CMBuilder cmBuilder , XMLErrorReporter errorReporte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XSConstraints.checkElementDeclsConsistent( XSComplexTypeDecl type , XSParticleDecl particle , SymbolHash elemDeclHash , SubstitutionGroupHandler sg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Constraints.checkOccurrenceRange( int min1 , int max1 , int min2 , int max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Constraints.reportSchemaError( XMLErrorReporter errorReporter , SimpleLocator loc , String key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Constraints.checkNameAndTypeOK( XSElementDecl dElement , int dMin , int dMax , XSElementDecl bElement , int bMin , int bMax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XSConstraints.checkIDConstraintRestriction( XSElementDecl derivedElemDecl , XSElementDecl baseElemDe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Constraints.particleValidRestriction( XSParticleDecl dParticle , SubstitutionGroupHandler dSGHandler , XSParticleDecl bParticle , SubstitutionGroupHandler bSG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onstraints.checkTypeDerivationOk( XSTypeDefinition derived , XSTypeDefinition base , short block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Constraints.checkNSCompat( XSElementDecl elem , int min1 , int max1 , XSWildcardDecl wildcard , int min2 , int max2 , boolean checkWCOccurren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Constraints.checkComplexDerivation( XSComplexTypeDecl derived , XSTypeDefinition base , short block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Constraints.removePointlessChildren( XSParticleDecl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Constraints.particleValidRestriction( XSParticleDecl dParticle , SubstitutionGroupHandler dSGHandler , XSParticleDecl bParticle , SubstitutionGroupHandler bSGHandler , boolean checkWCOccurrence )</text:p>
          </table:table-cell>
          <table:table-cell office:value-type="float" office:value="58">
            <text:p text:style-name="Table_20_Contents">58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64">
            <text:p text:style-name="Table_20_Contents">264</text:p>
          </table:table-cell>
        </table:table-row>
        <table:table-row>
          <table:table-cell office:value-type="string">
            <text:p text:style-name="Table_20_Contents">XSConstraints.checkRecurse( Vector dChildren , int min1 , int max1 , SubstitutionGroupHandler dSGHandler , Vector bChildren , int min2 , int max2 , SubstitutionGroupHandler bSGHandle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SConstraints.checkNSRecurseCheckCardinality( Vector children , int min1 , int max1 , SubstitutionGroupHandler dSGHandler , XSParticleDecl wildcard , int min2 , int max2 , boolean checkWCOccurre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Constraints.checkComplexDerivationOk( XSComplexTypeDecl derived , XSTypeDefinition base , short blo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onstraints.findElemInTable( XSComplexTypeDecl type , XSElementDecl elem , SymbolHash elemDeclHa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Constraints.getNonUnaryGroup( XSParticleDecl 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SConstraints.ElementDefaultValidImmediate( XSTypeDefinition type , String value , ValidationContext context , ValidatedInfo vinfo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Constraints.compare( Object o1 , Object o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SConstraints.checkRecurseLax( Vector dChildren , int min1 , int max1 , SubstitutionGroupHandler dSGHandler , Vector bChildren , int min2 , int max2 , SubstitutionGroupHandler bSG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SConstraints.overlapUPA( XSElementDecl element , XSWildcardDecl wildcard , SubstitutionGroupHandler sg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